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6.6cm"/>
    </style:style>
    <style:style style:name="Tabla1.B" style:family="table-column">
      <style:table-column-properties style:column-width="5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4acf0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8">Empleado</text:p>
          </table:table-cell>
          <table:table-cell table:style-name="Tabla1.A1" office:value-type="string">
            <text:p text:style-name="P13">Deuda</text:p>
          </table:table-cell>
          <table:table-cell table:style-name="Tabla1.C1" office:value-type="string">
            <text:p text:style-name="P14">Devuelt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return_line_ids"&gt;</text:placeholder></text:p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<text:placeholder text:placeholder-type="text">&lt;line.employee_id.name&gt;</text:placeholder></text:p>
          </table:table-cell>
          <table:table-cell table:style-name="Tabla1.A2" office:value-type="string">
            <text:p text:style-name="P12"><text:placeholder text:placeholder-type="text">&lt;formatLang(line.debt_amount)&gt;</text:placeholder></text:p>
          </table:table-cell>
          <table:table-cell table:style-name="Tabla1.C2" office:value-type="string">
            <text:p text:style-name="P12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7:52:12.787615930</dc:date>
    <meta:editing-duration>P2DT2H11M49S</meta:editing-duration>
    <meta:editing-cycles>48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19" meta:word-count="23" meta:character-count="291" meta:non-whitespace-character-count="28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